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995cm" table:align="left" table:border-model="collapsing"/>
    </style:style>
    <style:style style:name="Tabelle1.A" style:family="table-column">
      <style:table-column-properties style:column-width="1.101cm"/>
    </style:style>
    <style:style style:name="Tabelle1.B" style:family="table-column">
      <style:table-column-properties style:column-width="7.096cm"/>
    </style:style>
    <style:style style:name="Tabelle1.C" style:family="table-column">
      <style:table-column-properties style:column-width="3.011cm"/>
    </style:style>
    <style:style style:name="Tabelle1.D" style:family="table-column">
      <style:table-column-properties style:column-width="2.593cm"/>
    </style:style>
    <style:style style:name="Tabelle1.E" style:family="table-column">
      <style:table-column-properties style:column-width="3.194cm"/>
    </style:style>
    <style:style style:name="Tabelle1.1" style:family="table-row">
      <style:table-row-properties fo:keep-together="always"/>
    </style:style>
    <style:style style:name="Tabelle1.A1" style:family="table-cell">
      <style:table-cell-properties style:vertical-align="bottom" fo:background-color="#cccccc" fo:padding="0.097cm" fo:border="none">
        <style:background-image/>
      </style:table-cell-properties>
    </style:style>
    <style:style style:name="Tabelle1.A2" style:family="table-cell">
      <style:table-cell-properties style:vertical-align="bottom" fo:padding="0.097cm" fo:border="none"/>
    </style:style>
    <style:style style:name="Tabelle1.B2" style:family="table-cell">
      <style:table-cell-properties style:vertical-align="bottom" fo:padding="0.097cm" fo:border="none"/>
    </style:style>
    <style:style style:name="Tabelle1.A3" style:family="table-cell">
      <style:table-cell-properties style:vertical-align="" fo:padding="0.097cm" fo:border="none"/>
    </style:style>
    <style:style style:name="Tabelle1.B3" style:family="table-cell">
      <style:table-cell-properties style:vertical-align="" fo:padding="0.097cm" fo:border="none"/>
    </style:style>
    <style:style style:name="Tabelle1.C3" style:family="table-cell">
      <style:table-cell-properties style:vertical-align="bottom" fo:padding="0.097cm" fo:border="none"/>
    </style:style>
    <style:style style:name="Tabelle1.D3" style:family="table-cell">
      <style:table-cell-properties style:vertical-align="bottom" fo:padding="0.097cm" fo:border="none"/>
    </style:style>
    <style:style style:name="Tabelle1.E3" style:family="table-cell">
      <style:table-cell-properties style:vertical-align="bottom" fo:padding="0.097cm" fo:border="none"/>
    </style:style>
    <style:style style:name="Tabelle1.A4" style:family="table-cell">
      <style:table-cell-properties style:vertical-align="bottom" fo:padding="0.097cm" fo:border="none"/>
    </style:style>
    <style:style style:name="Tabelle1.B4" style:family="table-cell">
      <style:table-cell-properties style:vertical-align="bottom" fo:padding="0.097cm" fo:border="none"/>
    </style:style>
    <style:style style:name="Tabelle1.5" style:family="table-row">
      <style:table-row-properties style:min-row-height="0.695cm" fo:keep-together="always"/>
    </style:style>
    <style:style style:name="Tabelle1.A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B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C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D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E5" style:family="table-cell">
      <style:table-cell-properties style:vertical-align="bottom" fo:padding="0.097cm" fo:border-left="none" fo:border-right="none" fo:border-top="0.05pt solid #cccccc" fo:border-bottom="none"/>
    </style:style>
    <style:style style:name="P1" style:family="paragraph" style:parent-style-name="Standard">
      <style:paragraph-properties fo:text-align="end" style:justify-single-word="false"/>
      <style:text-properties style:font-name="Open Sans" fo:font-size="10pt" officeooo:rsid="0014844d" officeooo:paragraph-rsid="0014844d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rsid="00081d5a" officeooo:paragraph-rsid="00081d5a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rsid="00081d5a" officeooo:paragraph-rsid="00093490" style:font-size-asian="10pt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9.999cm"/>
          <style:tab-stop style:position="13cm"/>
          <style:tab-stop style:position="17cm"/>
        </style:tab-stops>
      </style:paragraph-properties>
      <style:text-properties style:font-name="Open Sans" fo:font-size="10pt" officeooo:rsid="00081d5a" officeooo:paragraph-rsid="0009a20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officeooo:rsid="001848e7" officeooo:paragraph-rsid="00081d5a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officeooo:rsid="002c1a80" officeooo:paragraph-rsid="002c1a80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officeooo:rsid="002e4230" officeooo:paragraph-rsid="002e4230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Open Sans" fo:font-size="10pt" officeooo:rsid="00337b27" officeooo:paragraph-rsid="00337b27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officeooo:rsid="00337b27" officeooo:paragraph-rsid="0082ffb6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officeooo:rsid="0044a05a" officeooo:paragraph-rsid="0044a05a" style:font-size-asian="10pt" style:font-size-complex="10pt"/>
    </style:style>
    <style:style style:name="P11" style:family="paragraph" style:parent-style-name="Standard">
      <style:paragraph-properties fo:margin-left="1cm" fo:margin-right="1cm" fo:text-align="start" style:justify-single-word="false" fo:text-indent="0cm" style:auto-text-indent="false"/>
      <style:text-properties style:font-name="Open Sans" fo:font-size="12pt" fo:font-weight="bold" officeooo:rsid="00081d5a" officeooo:paragraph-rsid="00081d5a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Open Sans" fo:font-size="10pt" officeooo:rsid="0015278f" officeooo:paragraph-rsid="00337b27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Open Sans" fo:font-size="10pt" officeooo:rsid="003da5f4" officeooo:paragraph-rsid="003da5f4" style:font-size-asian="10pt" style:font-size-complex="10pt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Open Sans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" fo:font-size="10pt" fo:font-weight="normal" officeooo:rsid="00337b27" officeooo:paragraph-rsid="00337b27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margin-left="0cm" fo:margin-right="0.101cm" fo:text-align="end" style:justify-single-word="false" fo:text-indent="0cm" style:auto-text-indent="false" style:writing-mode="page"/>
      <style:text-properties style:font-name="Open Sans" fo:font-size="10pt" fo:font-weight="bold" officeooo:rsid="0057fb36" officeooo:paragraph-rsid="0057fb36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margin-left="0cm" fo:margin-right="0.101cm" fo:text-align="end" style:justify-single-word="false" fo:text-indent="0cm" style:auto-text-indent="false" style:writing-mode="page"/>
      <style:text-properties style:font-name="Open Sans" fo:font-size="10pt" fo:font-weight="bold" officeooo:rsid="00840056" officeooo:paragraph-rsid="00840056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margin-left="0.101cm" fo:margin-right="0cm" fo:margin-top="0cm" fo:margin-bottom="0cm" loext:contextual-spacing="false" fo:text-align="start" style:justify-single-word="false" fo:text-indent="0cm" style:auto-text-indent="false" style:writing-mode="page"/>
      <style:text-properties style:font-name="Open Sans" fo:font-size="10pt" fo:font-weight="bold" officeooo:rsid="00337b27" officeooo:paragraph-rsid="00337b27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margin-left="0.101cm" fo:margin-right="0cm" fo:text-align="start" style:justify-single-word="false" fo:text-indent="0cm" style:auto-text-indent="false" style:writing-mode="page"/>
      <style:text-properties style:font-name="Open Sans" fo:font-size="10pt" fo:font-weight="bold" officeooo:rsid="002e4230" officeooo:paragraph-rsid="002e4230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margin-left="0.101cm" fo:margin-right="0cm" fo:text-align="start" style:justify-single-word="false" fo:text-indent="0cm" style:auto-text-indent="false" style:writing-mode="page"/>
      <style:text-properties style:font-name="Open Sans" fo:font-size="10pt" fo:font-weight="bold" officeooo:rsid="00840056" officeooo:paragraph-rsid="00840056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7pt" officeooo:rsid="004e872a" officeooo:paragraph-rsid="0056811c" style:font-size-asian="7pt" style:font-size-complex="7pt"/>
    </style:style>
    <style:style style:name="P22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7pt" officeooo:rsid="00337b27" officeooo:paragraph-rsid="0056811c" style:font-size-asian="7pt" style:font-size-complex="7pt"/>
    </style:style>
    <style:style style:name="P23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7pt" officeooo:rsid="00337b27" officeooo:paragraph-rsid="0057fb36" style:font-size-asian="7pt" style:font-size-complex="7pt"/>
    </style:style>
    <style:style style:name="P24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10pt" officeooo:rsid="004e872a" officeooo:paragraph-rsid="0056811c" style:font-size-asian="9.5pt" style:font-size-complex="10.8999996185303pt"/>
    </style:style>
    <style:style style:name="P25" style:family="paragraph" style:parent-style-name="Table_20_Contents">
      <style:paragraph-properties fo:margin-left="0.101cm" fo:margin-right="0.101cm" fo:margin-top="0cm" fo:margin-bottom="0.3cm" loext:contextual-spacing="false" fo:text-align="end" style:justify-single-word="false" fo:text-indent="0cm" style:auto-text-indent="false" style:shadow="none" style:writing-mode="page"/>
      <style:text-properties fo:color="#000000" style:font-name="Open Sans" fo:font-size="10pt" fo:font-weight="bold" officeooo:rsid="00548717" officeooo:paragraph-rsid="0056811c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margin-left="0.101cm" fo:margin-right="0.101cm" fo:margin-top="0cm" fo:margin-bottom="0.3cm" loext:contextual-spacing="false" fo:text-align="start" style:justify-single-word="false" fo:text-indent="0cm" style:auto-text-indent="false" style:shadow="none" style:writing-mode="page"/>
      <style:text-properties fo:color="#000000" style:font-name="Open Sans" fo:font-size="10pt" fo:font-weight="normal" officeooo:rsid="00337b27" officeooo:paragraph-rsid="0057fb36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margin-left="0.101cm" fo:margin-right="0.101cm" fo:margin-top="0cm" fo:margin-bottom="0.3cm" loext:contextual-spacing="false" fo:text-align="end" style:justify-single-word="false" fo:text-indent="0cm" style:auto-text-indent="false" style:writing-mode="page"/>
      <style:text-properties fo:color="#000000" style:font-name="Open Sans" fo:font-size="10pt" fo:font-weight="normal" officeooo:rsid="00548717" officeooo:paragraph-rsid="0057fb36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margin-left="0.101cm" fo:margin-right="0.101cm" fo:margin-top="0cm" fo:margin-bottom="0cm" loext:contextual-spacing="false" fo:text-align="end" style:justify-single-word="false" fo:text-indent="0cm" style:auto-text-indent="false" style:shadow="none" style:writing-mode="page"/>
      <style:text-properties style:font-name="Open Sans" fo:font-size="10pt" officeooo:rsid="00337b27" officeooo:paragraph-rsid="00337b27" style:font-size-asian="10pt" style:font-size-complex="10pt"/>
    </style:style>
    <style:style style:name="P29" style:family="paragraph" style:parent-style-name="Table_20_Contents">
      <style:paragraph-properties fo:margin-left="0.101cm" fo:margin-right="0.101cm" fo:margin-top="0cm" fo:margin-bottom="0cm" loext:contextual-spacing="false" fo:text-align="start" style:justify-single-word="false" fo:text-indent="0cm" style:auto-text-indent="false" style:shadow="none" style:writing-mode="page"/>
      <style:text-properties fo:color="#000000" style:font-name="Open Sans" fo:font-size="10pt" fo:font-weight="normal" officeooo:rsid="00337b27" officeooo:paragraph-rsid="0057fb36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style:font-name="Open Sans" fo:font-size="10pt" fo:font-weight="bold" officeooo:rsid="00684666" officeooo:paragraph-rsid="00684666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10pt" officeooo:rsid="004e872a" officeooo:paragraph-rsid="0057fb36" style:font-size-asian="9.5pt" style:font-size-complex="10.8999996185303pt"/>
    </style:style>
    <style:style style:name="P32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officeooo:rsid="004e872a" officeooo:paragraph-rsid="0057fb36" style:font-size-asian="7pt" style:font-size-complex="7pt"/>
    </style:style>
    <style:style style:name="P33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fo:font-weight="bold" officeooo:rsid="0051c668" officeooo:paragraph-rsid="0051c668" style:font-size-asian="7pt" style:font-weight-asian="bold" style:font-size-complex="7pt" style:font-weight-complex="bold"/>
    </style:style>
    <style:style style:name="P34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fo:font-weight="bold" officeooo:rsid="008181ec" officeooo:paragraph-rsid="0051c668" style:font-size-asian="7pt" style:font-weight-asian="bold" style:font-size-complex="7pt" style:font-weight-complex="bold"/>
    </style:style>
    <style:style style:name="P35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fo:font-weight="bold" officeooo:rsid="00804cde" officeooo:paragraph-rsid="0051c668" style:font-size-asian="7pt" style:font-weight-asian="bold" style:font-size-complex="7pt" style:font-weight-complex="bold"/>
    </style:style>
    <style:style style:name="P36" style:family="paragraph" style:parent-style-name="Table_20_Contents">
      <style:paragraph-properties fo:margin-left="0.101cm" fo:margin-right="0.101cm" fo:margin-top="0.199cm" fo:margin-bottom="0cm" loext:contextual-spacing="false" fo:text-align="end" style:justify-single-word="false" fo:text-indent="0cm" style:auto-text-indent="false" style:writing-mode="page"/>
      <style:text-properties fo:color="#000000" style:font-name="Open Sans" fo:font-size="12pt" fo:font-weight="bold" officeooo:rsid="0051c668" officeooo:paragraph-rsid="0051c668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margin-left="0.101cm" fo:margin-right="0.101cm" fo:margin-top="0.199cm" fo:margin-bottom="0cm" loext:contextual-spacing="false" fo:text-align="end" style:justify-single-word="false" fo:text-indent="0cm" style:auto-text-indent="false" style:writing-mode="page"/>
      <style:text-properties fo:color="#000000" style:font-name="Open Sans" fo:font-size="12pt" style:text-underline-style="none" fo:font-weight="bold" officeooo:rsid="0051c668" officeooo:paragraph-rsid="0051c668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margin-left="1cm" fo:margin-right="0cm" fo:margin-top="0cm" fo:margin-bottom="0.3cm" loext:contextual-spacing="false" fo:text-align="start" style:justify-single-word="false" fo:text-indent="0cm" style:auto-text-indent="false" style:writing-mode="page"/>
      <style:text-properties fo:color="#666666" style:font-name="Open Sans" fo:font-size="7pt" officeooo:rsid="00337b27" officeooo:paragraph-rsid="00337b27" style:font-size-asian="7pt" style:font-size-complex="7pt"/>
    </style:style>
    <style:style style:name="T1" style:family="text">
      <style:text-properties fo:font-weight="bold" officeooo:rsid="0033be7c" style:font-weight-asian="bold" style:font-weight-complex="bold"/>
    </style:style>
    <style:style style:name="T2" style:family="text">
      <style:text-properties fo:font-weight="bold" officeooo:rsid="00859681" style:font-weight-asian="bold" style:font-weight-complex="bold"/>
    </style:style>
    <style:style style:name="T3" style:family="text">
      <style:text-properties officeooo:rsid="002de301"/>
    </style:style>
    <style:style style:name="T4" style:family="text">
      <style:text-properties officeooo:rsid="002e4230"/>
    </style:style>
    <style:style style:name="T5" style:family="text">
      <style:text-properties officeooo:rsid="00536274"/>
    </style:style>
    <style:style style:name="T6" style:family="text">
      <style:text-properties fo:font-weight="normal" officeooo:rsid="00859681" style:font-weight-asian="normal" style:font-weight-complex="normal"/>
    </style:style>
    <style:style style:name="T7" style:family="text">
      <style:text-properties fo:font-weight="normal" officeooo:rsid="00869ccd" style:font-weight-asian="normal" style:font-weight-complex="normal"/>
    </style:style>
    <style:style style:name="T8" style:family="text">
      <style:text-properties officeooo:rsid="00877d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">{{ data.DATE }}</text:text-input></text:p>
      <text:p text:style-name="P1"/>
      <text:p text:style-name="P9"><text:text-input text:description="">{% if data.CLIENT_COMPANY != '' %}{{ data.CLIENT_COMPANY }}{% if data.CLIENT_COMPANY_B != '' %}
{{ data.CLIENT_COMPANY_B }}{% endif %}
{{ data.CLIENT_ATTN }} {% endif %}</text:text-input><text:text-input text:description="">{{ data.CLIENT_SALUT }} {{ data.CLIENT_FULLNAME }}
{{ data.CLIENT_STREET }}
{{ data.CLIENT_POST_CODE }} {{ data.CLIENT_CITY }}
{{ data.CLIENT_COUNTRY }}</text:text-input></text:p>
      <text:p text:style-name="P5"/>
      <text:p text:style-name="P5"/>
      <text:p text:style-name="P2"/>
      <text:p text:style-name="P2"/>
      <text:p text:style-name="P11"><text:span text:style-name="T3">Offer</text:span> f<text:span text:style-name="T3">o</text:span>r <text:span text:style-name="T3">p</text:span>roje<text:span text:style-name="T3">c</text:span>t „<text:text-input text:description="">{{ data.PROJECT_TITLE }}</text:text-input>“</text:p>
      <text:p text:style-name="P2"/>
      <text:p text:style-name="P15"><text:text-input text:description="">{{ data.COMMENT }}</text:text-input>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header-rows>
          <table:table-row table:style-name="Tabelle1.1">
            <table:table-cell table:style-name="Tabelle1.A1" office:value-type="string">
              <text:p text:style-name="P30">Pos</text:p>
            </table:table-cell>
            <table:table-cell table:style-name="Tabelle1.A1" office:value-type="string">
              <text:p text:style-name="P19">Task</text:p>
            </table:table-cell>
            <table:table-cell table:style-name="Tabelle1.A1" office:value-type="string">
              <text:p text:style-name="P16">U/P</text:p>
            </table:table-cell>
            <table:table-cell table:style-name="Tabelle1.A1" office:value-type="string">
              <text:p text:style-name="P20">Quantity</text:p>
            </table:table-cell>
            <table:table-cell table:style-name="Tabelle1.A1" office:value-type="string">
              <text:p text:style-name="P17">Amount</text:p>
            </table:table-cell>
          </table:table-row>
        </table:table-header-rows>
        <table:table-row table:style-name="Tabelle1.1">
          <table:table-cell table:style-name="Tabelle1.A2" office:value-type="string">
            <text:p text:style-name="P12"/>
          </table:table-cell>
          <table:table-cell table:style-name="Tabelle1.B2" table:number-columns-spanned="4" office:value-type="string">
            <text:p text:style-name="P12"><text:text-input text:description="">{% for x in entries %}</text:text-input>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28"><text:text-input text:description="">{{ x.POSITION }}</text:text-input></text:p>
          </table:table-cell>
          <table:table-cell table:style-name="Tabelle1.B3" office:value-type="string">
            <text:p text:style-name="P18"><text:text-input text:description="">{{ x.TITLE }}</text:text-input></text:p>
            <text:p text:style-name="P38"><text:text-input text:description="">{{ x.COMMENT }}</text:text-input></text:p>
          </table:table-cell>
          <table:table-cell table:style-name="Tabelle1.C3" office:value-type="string">
            <text:p text:style-name="P31"/>
            <text:p text:style-name="P32"><text:text-input text:description="">{% if x.HAS_TAX %}</text:text-input></text:p>
            <text:p text:style-name="P23"><text:text-input text:description="">{{ x.UNIT_PRICE }}</text:text-input></text:p>
            <text:p text:style-name="P23"><text:span text:style-name="T5">+ VAT </text:span><text:span text:style-name="T5"><text:text-input text:description="">{{ x.TAX_PERCENT }}</text:text-input></text:span><text:span text:style-name="T5"><text:s/>%: <text:s/></text:span><text:text-input text:description="">{{ x.UNIT_PRICE_TAX }}</text:text-input></text:p>
            <text:p text:style-name="P23"><text:text-input text:description="">{% endif %}</text:text-input></text:p>
            <text:p text:style-name="P27"><text:text-input text:description="">{{ x.UNIT_TOTAL }}</text:text-input></text:p>
          </table:table-cell>
          <table:table-cell table:style-name="Tabelle1.D3" office:value-type="string">
            <text:p text:style-name="P29"/>
            <text:p text:style-name="P26"><text:span text:style-name="T8"><text:text-input text:description="">{{ x.QUANTITY }}</text:text-input></text:span></text:p>
          </table:table-cell>
          <table:table-cell table:style-name="Tabelle1.E3" office:value-type="string">
            <text:p text:style-name="P24"/>
            <text:p text:style-name="P21"><text:text-input text:description="">{% if x.HAS_TAX %}</text:text-input></text:p>
            <text:p text:style-name="P22"><text:text-input text:description="">{{ x.PRICE }}</text:text-input></text:p>
            <text:p text:style-name="P22"><text:span text:style-name="T5">+ VAT </text:span><text:span text:style-name="T5"><text:text-input text:description="">{{ x.TAX_PERCENT }}</text:text-input></text:span><text:span text:style-name="T5"><text:s/>%: <text:s/></text:span><text:text-input text:description="">{{ x.PRICE_TAX }}</text:text-input></text:p>
            <text:p text:style-name="P22"><text:text-input text:description="">{% endif %}</text:text-input></text:p>
            <text:p text:style-name="P25"><text:text-input text:description="">{{ x.TOTAL }}</text:text-input></text:p>
          </table:table-cell>
        </table:table-row>
        <table:table-row table:style-name="Tabelle1.1">
          <table:table-cell table:style-name="Tabelle1.A4" office:value-type="string">
            <text:p text:style-name="P12"/>
          </table:table-cell>
          <table:table-cell table:style-name="Tabelle1.B4" table:number-columns-spanned="4" office:value-type="string">
            <text:p text:style-name="P12"><text:text-input text:description="">{% endfor %}</text:text-input></text:p>
          </table:table-cell>
          <table:covered-table-cell/>
          <table:covered-table-cell/>
          <table:covered-table-cell/>
        </table:table-row>
        <table:table-row table:style-name="Tabelle1.5">
          <table:table-cell table:style-name="Tabelle1.A5" office:value-type="string">
            <text:p text:style-name="P14"/>
          </table:table-cell>
          <table:table-cell table:style-name="Tabelle1.B5" office:value-type="string">
            <text:p text:style-name="P14"/>
          </table:table-cell>
          <table:table-cell table:style-name="Tabelle1.C5" office:value-type="string">
            <text:p text:style-name="P13"/>
          </table:table-cell>
          <table:table-cell table:style-name="Tabelle1.D5" office:value-type="string">
            <text:p text:style-name="P34"><text:text-input text:description="">{% if data.HAS_TAX == 'True' %}</text:text-input></text:p>
            <text:p text:style-name="P33">Pre-tax:</text:p>
            <text:p text:style-name="P33">+ VAT:</text:p>
            <text:p text:style-name="P33"><text:text-input text:description="">{% endif %}</text:text-input></text:p>
            <text:p text:style-name="P36">Total:</text:p>
          </table:table-cell>
          <table:table-cell table:style-name="Tabelle1.E5" office:value-type="string">
            <text:p text:style-name="P35"><text:text-input text:description="">{% if data.HAS_TAX == 'True' %}</text:text-input></text:p>
            <text:p text:style-name="P33"><text:text-input text:description="">{{ data.PRICE_TOTAL }}</text:text-input></text:p>
            <text:p text:style-name="P33"><text:text-input text:description="">{{ data.TAX_TOTAL }}</text:text-input></text:p>
            <text:p text:style-name="P33"><text:text-input text:description="">{% endif %}</text:text-input></text:p>
            <text:p text:style-name="P37"><text:text-input text:description="">{{ data.PRICE_TAX_TOTAL }}</text:text-input></text:p>
          </table:table-cell>
        </table:table-row>
      </table:table>
      <text:p text:style-name="P4"/>
      <text:p text:style-name="P10"/>
      <text:p text:style-name="P6"/>
      <text:p text:style-name="P6"><text:span text:style-name="T4">Project wil be finished on</text:span> <text:span text:style-name="T1"><text:text-input text:description="">{{ data.FINISH_DATE }}</text:text-input></text:span><text:span text:style-name="T1"><text:s/></text:span><text:span text:style-name="T6">or at least </text:span><text:span text:style-name="T2"><text:text-input text:description="">{{ data.FINISH_DAYS }}</text:text-input></text:span><text:span text:style-name="T2"><text:s/></text:span><text:span text:style-name="T7">days </text:span><text:span text:style-name="T6">after placing the order</text:span>.</text:p>
      <text:p text:style-name="P3"/>
      <text:p text:style-name="P3"/>
      <text:p text:style-name="P7">Thanks for the interest in my service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3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Verdana" fo:font-family="Verdana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09:31:13.447918842</meta:creation-date>
    <dc:title>Standard-Text</dc:title>
    <meta:editing-duration>PT4H3M</meta:editing-duration>
    <meta:editing-cycles>83</meta:editing-cycles>
    <meta:generator>LibreOffice/5.4.4.2$Linux_X86_64 LibreOffice_project/40m0$Build-2</meta:generator>
    <meta:initial-creator>Manuel Senfft</meta:initial-creator>
    <dc:date>2018-01-15T13:04:35.727307543</dc:date>
    <dc:creator>Manuel Senfft</dc:creator>
    <meta:document-statistic meta:table-count="1" meta:image-count="0" meta:object-count="0" meta:page-count="1" meta:paragraph-count="37" meta:word-count="247" meta:character-count="1124" meta:non-whitespace-character-count="979"/>
    <meta:template xlink:type="simple" xlink:actuate="onRequest" xlink:title="Standard-Text" xlink:href="file:///home/manu/Dokumente/Code/Python/Freelance/offer_template.ott" meta:date="2017-05-27T09:31:13.107216602"/>
  </office:meta>
</office:document-meta>
</file>